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adornments="Roman" style:font-family-generic="swiss" style:font-pitch="variable"/>
    <style:font-face style:name="Arial Unicode MS" svg:font-family="'Arial Unicode M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da4b8b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" style:family="graphic" style:parent-style-name="standard">
      <style:graphic-properties draw:stroke="solid" draw:stroke-dash="Dashed_20__28_var_29__20_2642" svg:stroke-width="0.019cm" svg:stroke-color="#00000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3" style:family="graphic" style:parent-style-name="standard">
      <style:graphic-properties draw:stroke="solid" draw:stroke-dash="Dashed_20__28_var_29__20_2643" svg:stroke-width="0.019cm" svg:stroke-color="#00000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4" style:family="graphic" style:parent-style-name="standard">
      <style:graphic-properties draw:stroke="solid" draw:stroke-dash="Dashed_20__28_var_29__20_2644" svg:stroke-width="0.019cm" svg:stroke-color="#00000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5" style:family="graphic" style:parent-style-name="standard">
      <style:graphic-properties draw:stroke="solid" draw:stroke-dash="Dashed_20__28_var_29__20_2645" svg:stroke-width="0.019cm" svg:stroke-color="#00000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6" style:family="graphic" style:parent-style-name="standard">
      <style:graphic-properties draw:stroke="solid" draw:stroke-dash="Dashed_20__28_var_29__20_2646" svg:stroke-width="0.019cm" svg:stroke-color="#00000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7" style:family="graphic" style:parent-style-name="standard">
      <style:graphic-properties draw:stroke="solid" draw:stroke-dash="Dashed_20__28_var_29__20_2647" svg:stroke-width="0.019cm" svg:stroke-color="#00000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8" style:family="graphic" style:parent-style-name="standard">
      <style:graphic-properties draw:stroke="solid" draw:stroke-dash="Dashed_20__28_var_29__20_2648" svg:stroke-width="0.019cm" svg:stroke-color="#00000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9" style:family="graphic" style:parent-style-name="standard">
      <style:graphic-properties draw:stroke="solid" draw:stroke-dash="Dashed_20__28_var_29__20_2649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" style:family="graphic" style:parent-style-name="standard">
      <style:graphic-properties draw:stroke="solid" draw:stroke-dash="Dashed_20__28_var_29__20_2650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" style:family="graphic" style:parent-style-name="standard">
      <style:graphic-properties draw:stroke="none" draw:stroke-dash="Dashed_20__28_var_29__20_2651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33cm" fo:min-width="0.223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" style:family="graphic" style:parent-style-name="standard">
      <style:graphic-properties draw:stroke="solid" draw:stroke-dash="Dashed_20__28_var_29__20_2652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" style:family="graphic" style:parent-style-name="standard">
      <style:graphic-properties draw:stroke="solid" draw:stroke-dash="Dashed_20__28_var_29__20_2653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" style:family="graphic" style:parent-style-name="standard">
      <style:graphic-properties draw:stroke="none" draw:stroke-dash="Dashed_20__28_var_29__20_2654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33cm" fo:min-width="0.221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" style:family="graphic" style:parent-style-name="standard">
      <style:graphic-properties draw:stroke="solid" draw:stroke-dash="Dashed_20__28_var_29__20_2655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" style:family="graphic" style:parent-style-name="standard">
      <style:graphic-properties draw:stroke="solid" draw:stroke-dash="Dashed_20__28_var_29__20_2656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" style:family="graphic" style:parent-style-name="standard">
      <style:graphic-properties draw:stroke="none" draw:stroke-dash="Dashed_20__28_var_29__20_2657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33cm" fo:min-width="0.223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" style:family="graphic" style:parent-style-name="standard">
      <style:graphic-properties draw:stroke="solid" draw:stroke-dash="Dashed_20__28_var_29__20_2658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" style:family="graphic" style:parent-style-name="standard">
      <style:graphic-properties draw:stroke="solid" draw:stroke-dash="Dashed_20__28_var_29__20_2659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" style:family="graphic" style:parent-style-name="standard">
      <style:graphic-properties draw:stroke="none" draw:stroke-dash="Dashed_20__28_var_29__20_2660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33cm" fo:min-width="0.223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" style:family="graphic" style:parent-style-name="standard">
      <style:graphic-properties draw:stroke="solid" draw:stroke-dash="Dashed_20__28_var_29__20_2661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" style:family="graphic" style:parent-style-name="standard">
      <style:graphic-properties draw:stroke="solid" draw:stroke-dash="Dashed_20__28_var_29__20_2662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" style:family="graphic" style:parent-style-name="standard">
      <style:graphic-properties draw:stroke="none" draw:stroke-dash="Dashed_20__28_var_29__20_2663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33cm" fo:min-width="0.223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" style:family="graphic" style:parent-style-name="standard">
      <style:graphic-properties draw:stroke="solid" draw:stroke-dash="Dashed_20__28_var_29__20_2664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" style:family="graphic" style:parent-style-name="standard">
      <style:graphic-properties draw:stroke="solid" draw:stroke-dash="Dashed_20__28_var_29__20_2665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" style:family="graphic" style:parent-style-name="standard">
      <style:graphic-properties draw:stroke="none" draw:stroke-dash="Dashed_20__28_var_29__20_2666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33cm" fo:min-width="0.223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" style:family="graphic" style:parent-style-name="standard">
      <style:graphic-properties draw:stroke="solid" draw:stroke-dash="Dashed_20__28_var_29__20_2667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" style:family="graphic" style:parent-style-name="standard">
      <style:graphic-properties draw:stroke="solid" draw:stroke-dash="Dashed_20__28_var_29__20_2668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" style:family="graphic" style:parent-style-name="standard">
      <style:graphic-properties draw:stroke="none" draw:stroke-dash="Dashed_20__28_var_29__20_2669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33cm" fo:min-width="0.225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" style:family="graphic" style:parent-style-name="standard">
      <style:graphic-properties draw:stroke="solid" draw:stroke-dash="Dashed_20__28_var_29__20_2670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" style:family="graphic" style:parent-style-name="standard">
      <style:graphic-properties draw:stroke="solid" draw:stroke-dash="Dashed_20__28_var_29__20_2671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" style:family="graphic" style:parent-style-name="standard">
      <style:graphic-properties draw:stroke="none" draw:stroke-dash="Dashed_20__28_var_29__20_2672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33cm" fo:min-width="0.223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" style:family="graphic" style:parent-style-name="standard">
      <style:graphic-properties draw:stroke="solid" draw:stroke-dash="Dashed_20__28_var_29__20_2673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" style:family="graphic" style:parent-style-name="standard">
      <style:graphic-properties draw:stroke="solid" draw:stroke-dash="Dashed_20__28_var_29__20_2674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" style:family="graphic" style:parent-style-name="standard">
      <style:graphic-properties draw:stroke="none" draw:stroke-dash="Dashed_20__28_var_29__20_2675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33cm" fo:min-width="0.221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" style:family="graphic" style:parent-style-name="standard">
      <style:graphic-properties draw:stroke="solid" draw:stroke-dash="Dashed_20__28_var_29__20_2676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" style:family="graphic" style:parent-style-name="standard">
      <style:graphic-properties draw:stroke="solid" draw:stroke-dash="Dashed_20__28_var_29__20_2677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" style:family="graphic" style:parent-style-name="standard">
      <style:graphic-properties draw:stroke="none" draw:stroke-dash="Dashed_20__28_var_29__20_2678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382cm" fo:min-width="0.197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" style:family="graphic" style:parent-style-name="standard">
      <style:graphic-properties draw:stroke="solid" draw:stroke-dash="Dashed_20__28_var_29__20_2679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" style:family="graphic" style:parent-style-name="standard">
      <style:graphic-properties draw:stroke="solid" draw:stroke-dash="Dashed_20__28_var_29__20_2680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" style:family="graphic" style:parent-style-name="standard">
      <style:graphic-properties draw:stroke="none" draw:stroke-dash="Dashed_20__28_var_29__20_2681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33cm" fo:min-width="0.223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" style:family="graphic" style:parent-style-name="standard">
      <style:graphic-properties draw:stroke="solid" draw:stroke-dash="Dashed_20__28_var_29__20_2682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" style:family="graphic" style:parent-style-name="standard">
      <style:graphic-properties draw:stroke="solid" draw:stroke-dash="Dashed_20__28_var_29__20_2683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" style:family="graphic" style:parent-style-name="standard">
      <style:graphic-properties draw:stroke="none" draw:stroke-dash="Dashed_20__28_var_29__20_2684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33cm" fo:min-width="0.223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" style:family="graphic" style:parent-style-name="standard">
      <style:graphic-properties draw:stroke="solid" draw:stroke-dash="Dashed_20__28_var_29__20_2685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" style:family="graphic" style:parent-style-name="standard">
      <style:graphic-properties draw:stroke="solid" draw:stroke-dash="Dashed_20__28_var_29__20_2686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" style:family="graphic" style:parent-style-name="standard">
      <style:graphic-properties draw:stroke="none" draw:stroke-dash="Dashed_20__28_var_29__20_2687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33cm" fo:min-width="0.225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8" style:family="graphic" style:parent-style-name="standard">
      <style:graphic-properties draw:stroke="solid" draw:stroke-dash="Dashed_20__28_var_29__20_2688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9" style:family="graphic" style:parent-style-name="standard">
      <style:graphic-properties draw:stroke="solid" draw:stroke-dash="Dashed_20__28_var_29__20_2689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0" style:family="graphic" style:parent-style-name="standard">
      <style:graphic-properties draw:stroke="none" draw:stroke-dash="Dashed_20__28_var_29__20_2690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33cm" fo:min-width="0.221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" style:family="graphic" style:parent-style-name="standard">
      <style:graphic-properties draw:stroke="solid" draw:stroke-dash="Dashed_20__28_var_29__20_2691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" style:family="graphic" style:parent-style-name="standard">
      <style:graphic-properties draw:stroke="solid" draw:stroke-dash="Dashed_20__28_var_29__20_2692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3" style:family="graphic" style:parent-style-name="standard">
      <style:graphic-properties draw:stroke="none" draw:stroke-dash="Dashed_20__28_var_29__20_2693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33cm" fo:min-width="0.223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4" style:family="graphic" style:parent-style-name="standard">
      <style:graphic-properties draw:stroke="solid" draw:stroke-dash="Dashed_20__28_var_29__20_2694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5" style:family="graphic" style:parent-style-name="standard">
      <style:graphic-properties draw:stroke="solid" draw:stroke-dash="Dashed_20__28_var_29__20_2695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6" style:family="graphic" style:parent-style-name="standard">
      <style:graphic-properties draw:stroke="none" draw:stroke-dash="Dashed_20__28_var_29__20_2696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33cm" fo:min-width="0.223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7" style:family="graphic" style:parent-style-name="standard">
      <style:graphic-properties draw:stroke="solid" draw:stroke-dash="Dashed_20__28_var_29__20_2697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8" style:family="graphic" style:parent-style-name="standard">
      <style:graphic-properties draw:stroke="solid" draw:stroke-dash="Dashed_20__28_var_29__20_2698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9" style:family="graphic" style:parent-style-name="standard">
      <style:graphic-properties draw:stroke="none" draw:stroke-dash="Dashed_20__28_var_29__20_2699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33cm" fo:min-width="0.223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0" style:family="graphic" style:parent-style-name="standard">
      <style:graphic-properties draw:stroke="solid" draw:stroke-dash="Dashed_20__28_var_29__20_2700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1" style:family="graphic" style:parent-style-name="standard">
      <style:graphic-properties draw:stroke="solid" draw:stroke-dash="Dashed_20__28_var_29__20_2701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2" style:family="graphic" style:parent-style-name="standard">
      <style:graphic-properties draw:stroke="none" draw:stroke-dash="Dashed_20__28_var_29__20_2702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33cm" fo:min-width="0.221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3" style:family="graphic" style:parent-style-name="standard">
      <style:graphic-properties draw:stroke="solid" draw:stroke-dash="Dashed_20__28_var_29__20_2703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4" style:family="graphic" style:parent-style-name="standard">
      <style:graphic-properties draw:stroke="solid" draw:stroke-dash="Dashed_20__28_var_29__20_2704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5" style:family="graphic" style:parent-style-name="standard">
      <style:graphic-properties draw:stroke="none" draw:stroke-dash="Dashed_20__28_var_29__20_2705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33cm" fo:min-width="0.223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6" style:family="graphic" style:parent-style-name="standard">
      <style:graphic-properties draw:stroke="solid" draw:stroke-dash="Dashed_20__28_var_29__20_2706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67" style:family="graphic" style:parent-style-name="standard">
      <style:graphic-properties draw:stroke="solid" draw:stroke-dash="Dashed_20__28_var_29__20_2707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P1" style:family="paragraph">
      <loext:graphic-properties draw:fill="solid" draw:fill-color="#da4b8b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2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Arial Unicode MS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3" style:family="paragraph">
      <loext:graphic-properties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Arial Unicode MS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4" style:family="paragraph">
      <style:paragraph-properties fo:margin-left="0cm" fo:margin-right="0cm" fo:margin-top="0cm" fo:margin-bottom="0cm" fo:line-height="100%" fo:text-align="center" fo:text-indent="0cm">
        <style:tab-stops/>
      </style:paragraph-properties>
    </style:style>
    <style:style style:name="P5" style:family="paragraph">
      <loext:graphic-properties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Bitstream Vera Sans" fo:font-size="5pt" fo:letter-spacing="normal" fo:font-style="normal" fo:text-shadow="none" style:text-underline-style="none" fo:font-weight="normal" style:letter-kerning="true" style:font-name-asian="Arial Unicode MS1" style:font-size-asian="24pt" style:font-style-asian="normal" style:font-weight-asian="normal" style:font-name-complex="Tahoma1" style:font-size-complex="24pt" style:font-style-complex="normal" style:font-weight-complex="normal" style:text-emphasize="none" style:text-scale="60%" style:font-relief="none"/>
    </style:style>
    <style:style style:name="P6" style:family="paragraph">
      <loext:graphic-properties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Bitstream Vera Sans" fo:font-size="7pt" fo:letter-spacing="normal" fo:font-style="normal" fo:text-shadow="none" style:text-underline-style="none" fo:font-weight="normal" style:letter-kerning="true" style:font-name-asian="Arial Unicode MS1" style:font-size-asian="24pt" style:font-style-asian="normal" style:font-weight-asian="normal" style:font-name-complex="Tahoma1" style:font-size-complex="24pt" style:font-style-complex="normal" style:font-weight-complex="normal" style:text-emphasize="none" style:text-scale="60%" style:font-relief="none"/>
    </style:style>
    <style:style style:name="P7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Bitstream Vera Sans1" fo:font-size="9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1" style:family="text">
      <style:text-properties style:use-window-font-color="true" style:text-outline="false" style:text-line-through-style="none" style:text-line-through-type="none" style:font-name="Bitstream Vera Sans" fo:font-size="5pt" fo:letter-spacing="normal" fo:font-style="normal" fo:text-shadow="none" style:text-underline-style="none" fo:font-weight="normal" style:letter-kerning="true" style:font-name-asian="Arial Unicode MS1" style:font-size-asian="24pt" style:font-style-asian="normal" style:font-weight-asian="normal" style:font-name-complex="Tahoma1" style:font-size-complex="24pt" style:font-style-complex="normal" style:font-weight-complex="normal" style:text-emphasize="none" style:text-scale="60%" style:font-relief="none"/>
    </style:style>
    <style:style style:name="T2" style:family="text">
      <style:text-properties style:use-window-font-color="true" style:text-outline="false" style:text-line-through-style="none" style:text-line-through-type="none" style:font-name="Bitstream Vera Sans" fo:font-size="7pt" fo:letter-spacing="normal" fo:font-style="normal" fo:text-shadow="none" style:text-underline-style="none" fo:font-weight="normal" style:letter-kerning="true" style:font-name-asian="Arial Unicode MS1" style:font-size-asian="24pt" style:font-style-asian="normal" style:font-weight-asian="normal" style:font-name-complex="Tahoma1" style:font-size-complex="24pt" style:font-style-complex="normal" style:font-weight-complex="normal" style:text-emphasize="none" style:text-scale="60%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ellipse draw:style-name="gr1" draw:text-style-name="P1" draw:layer="layout" svg:width="0.981cm" svg:height="0.98cm" svg:x="10.013cm" svg:y="14.776cm" draw:kind="section" draw:start-angle="334.54" draw:end-angle="74.34">
            <text:p/>
          </draw:ellipse>
          <draw:ellipse draw:style-name="gr2" draw:text-style-name="P2" draw:layer="layout" svg:width="3.68cm" svg:height="3.678cm" draw:transform="rotate (-0.435634181297784) translate (9.609cm 12.834cm)" draw:kind="arc" draw:start-angle="0.02" draw:end-angle="179.96">
            <text:p/>
          </draw:ellipse>
          <draw:circle draw:style-name="gr3" draw:text-style-name="P2" draw:layer="layout" svg:width="2.303cm" svg:height="2.303cm" draw:transform="rotate (-0.436506845923782) translate (9.943cm 13.748cm)" draw:kind="arc" draw:start-angle="0.02" draw:end-angle="179.96">
            <text:p/>
          </draw:circle>
          <draw:line draw:style-name="gr4" draw:text-style-name="P2" draw:layer="layout" svg:x1="9.456cm" svg:y1="14.786cm" svg:x2="11.539cm" svg:y2="15.755cm">
            <text:p/>
          </draw:line>
          <draw:line draw:style-name="gr5" draw:text-style-name="P2" draw:layer="layout" svg:x1="8.639cm" svg:y1="14.912cm" svg:x2="11.974cm" svg:y2="16.465cm">
            <text:p/>
          </draw:line>
          <draw:line draw:style-name="gr6" draw:text-style-name="P2" draw:layer="layout" svg:x1="8.639cm" svg:y1="14.912cm" svg:x2="8.834cm" svg:y2="14.495cm">
            <text:p/>
          </draw:line>
          <draw:line draw:style-name="gr7" draw:text-style-name="P2" draw:layer="layout" svg:x1="11.976cm" svg:y1="16.465cm" svg:x2="12.168cm" svg:y2="16.048cm">
            <text:p/>
          </draw:line>
          <draw:line draw:style-name="gr8" draw:text-style-name="P2" draw:layer="layout" svg:x1="10.555cm" svg:y1="15.152cm" svg:x2="10.441cm" svg:y2="15.401cm">
            <text:p/>
          </draw:line>
          <draw:line draw:style-name="gr9" draw:text-style-name="P3" draw:layer="layout" svg:x1="10.072cm" svg:y1="13.678cm" svg:x2="10.024cm" svg:y2="13.501cm">
            <text:p/>
          </draw:line>
          <draw:line draw:style-name="gr10" draw:text-style-name="P3" draw:layer="layout" svg:x1="10.201cm" svg:y1="14.164cm" svg:x2="10.151cm" svg:y2="13.986cm">
            <text:p/>
          </draw:line>
          <draw:frame draw:style-name="gr11" draw:text-style-name="P5" draw:layer="layout" svg:width="0.223cm" svg:height="0.433cm" draw:transform="rotate (0.268257106031528) translate (9.974cm 13.677cm)">
            <draw:text-box>
              <text:p text:style-name="P4"><text:span text:style-name="T1">130</text:span></text:p>
              <text:p text:style-name="P4"><text:span text:style-name="T1">50</text:span></text:p>
            </draw:text-box>
          </draw:frame>
          <draw:line draw:style-name="gr12" draw:text-style-name="P3" draw:layer="layout" svg:x1="12.097cm" svg:y1="15.699cm" svg:x2="12.275cm" svg:y2="15.747cm">
            <text:p/>
          </draw:line>
          <draw:line draw:style-name="gr13" draw:text-style-name="P3" draw:layer="layout" svg:x1="11.608cm" svg:y1="15.57cm" svg:x2="11.787cm" svg:y2="15.618cm">
            <text:p/>
          </draw:line>
          <draw:frame draw:style-name="gr14" draw:text-style-name="P5" draw:layer="layout" svg:width="0.221cm" svg:height="0.433cm" draw:transform="rotate (-1.83713357064923) translate (12.16cm 15.616cm)">
            <draw:text-box>
              <text:p text:style-name="P4"><text:span text:style-name="T1">10</text:span></text:p>
              <text:p text:style-name="P4"><text:span text:style-name="T1">170</text:span></text:p>
            </draw:text-box>
          </draw:frame>
          <draw:line draw:style-name="gr15" draw:text-style-name="P3" draw:layer="layout" svg:x1="12.149cm" svg:y1="15.42cm" svg:x2="12.333cm" svg:y2="15.437cm">
            <text:p/>
          </draw:line>
          <draw:line draw:style-name="gr16" draw:text-style-name="P3" draw:layer="layout" svg:x1="11.642cm" svg:y1="15.376cm" svg:x2="11.825cm" svg:y2="15.391cm">
            <text:p/>
          </draw:line>
          <draw:frame draw:style-name="gr17" draw:text-style-name="P5" draw:layer="layout" svg:width="0.223cm" svg:height="0.433cm" draw:transform="rotate (-1.66678943565459) translate (12.19cm 15.325cm)">
            <draw:text-box>
              <text:p text:style-name="P4"><text:span text:style-name="T1">20</text:span></text:p>
              <text:p text:style-name="P4"><text:span text:style-name="T1">160</text:span></text:p>
            </draw:text-box>
          </draw:frame>
          <draw:line draw:style-name="gr18" draw:text-style-name="P3" draw:layer="layout" svg:x1="12.097cm" svg:y1="14.847cm" svg:x2="12.274cm" svg:y2="14.801cm">
            <text:p/>
          </draw:line>
          <draw:line draw:style-name="gr19" draw:text-style-name="P3" draw:layer="layout" svg:x1="11.608cm" svg:y1="14.981cm" svg:x2="11.785cm" svg:y2="14.935cm">
            <text:p/>
          </draw:line>
          <draw:frame draw:style-name="gr20" draw:text-style-name="P5" draw:layer="layout" svg:width="0.223cm" svg:height="0.433cm" draw:transform="rotate (-1.30253922076337) translate (12.102cm 14.746cm)">
            <draw:text-box>
              <text:p text:style-name="P4"><text:span text:style-name="T1">40</text:span></text:p>
              <text:p text:style-name="P4"><text:span text:style-name="T1">140</text:span></text:p>
            </draw:text-box>
          </draw:frame>
          <draw:line draw:style-name="gr21" draw:text-style-name="P3" draw:layer="layout" svg:x1="12.146cm" svg:y1="15.125cm" svg:x2="12.331cm" svg:y2="15.108cm">
            <text:p/>
          </draw:line>
          <draw:line draw:style-name="gr22" draw:text-style-name="P3" draw:layer="layout" svg:x1="11.642cm" svg:y1="15.176cm" svg:x2="11.829cm" svg:y2="15.159cm">
            <text:p/>
          </draw:line>
          <draw:frame draw:style-name="gr23" draw:text-style-name="P5" draw:layer="layout" svg:width="0.223cm" svg:height="0.433cm" draw:transform="rotate (-1.48946398365196) translate (12.17cm 15.032cm)">
            <draw:text-box>
              <text:p text:style-name="P4"><text:span text:style-name="T1">30</text:span></text:p>
              <text:p text:style-name="P4"><text:span text:style-name="T1">150</text:span></text:p>
            </draw:text-box>
          </draw:frame>
          <draw:line draw:style-name="gr24" draw:text-style-name="P3" draw:layer="layout" svg:x1="11.855cm" svg:y1="14.329cm" svg:x2="12.008cm" svg:y2="14.224cm">
            <text:p/>
          </draw:line>
          <draw:line draw:style-name="gr25" draw:text-style-name="P3" draw:layer="layout" svg:x1="11.438cm" svg:y1="14.615cm" svg:x2="11.592cm" svg:y2="14.508cm">
            <text:p/>
          </draw:line>
          <draw:frame draw:style-name="gr26" draw:text-style-name="P5" draw:layer="layout" svg:width="0.223cm" svg:height="0.433cm" draw:transform="rotate (-0.952251639888107) translate (11.826cm 14.224cm)">
            <draw:text-box>
              <text:p text:style-name="P4"><text:span text:style-name="T1">60</text:span></text:p>
              <text:p text:style-name="P4"><text:span text:style-name="T1">120</text:span></text:p>
            </draw:text-box>
          </draw:frame>
          <draw:line draw:style-name="gr27" draw:text-style-name="P3" draw:layer="layout" svg:x1="12.001cm" svg:y1="14.574cm" svg:x2="12.166cm" svg:y2="14.496cm">
            <text:p/>
          </draw:line>
          <draw:line draw:style-name="gr28" draw:text-style-name="P3" draw:layer="layout" svg:x1="11.541cm" svg:y1="14.789cm" svg:x2="11.706cm" svg:y2="14.711cm">
            <text:p/>
          </draw:line>
          <draw:frame draw:style-name="gr29" draw:text-style-name="P5" draw:layer="layout" svg:width="0.225cm" svg:height="0.433cm" draw:transform="rotate (-1.12032684685516) translate (11.983cm 14.478cm)">
            <draw:text-box>
              <text:p text:style-name="P4"><text:span text:style-name="T1">50</text:span></text:p>
              <text:p text:style-name="P4"><text:span text:style-name="T1">130</text:span></text:p>
            </draw:text-box>
          </draw:frame>
          <draw:line draw:style-name="gr30" draw:text-style-name="P3" draw:layer="layout" svg:x1="11.668cm" svg:y1="14.11cm" svg:x2="11.799cm" svg:y2="13.979cm">
            <text:p/>
          </draw:line>
          <draw:line draw:style-name="gr31" draw:text-style-name="P3" draw:layer="layout" svg:x1="11.311cm" svg:y1="14.461cm" svg:x2="11.442cm" svg:y2="14.33cm">
            <text:p/>
          </draw:line>
          <draw:frame draw:style-name="gr32" draw:text-style-name="P5" draw:layer="layout" svg:width="0.223cm" svg:height="0.433cm" draw:transform="rotate (-0.785398163397448) translate (11.62cm 14.016cm)">
            <draw:text-box>
              <text:p text:style-name="P4"><text:span text:style-name="T1">70</text:span></text:p>
              <text:p text:style-name="P4"><text:span text:style-name="T1">110</text:span></text:p>
            </draw:text-box>
          </draw:frame>
          <draw:line draw:style-name="gr33" draw:text-style-name="P3" draw:layer="layout" svg:x1="11.451cm" svg:y1="13.912cm" svg:x2="11.557cm" svg:y2="13.762cm">
            <text:p/>
          </draw:line>
          <draw:line draw:style-name="gr34" draw:text-style-name="P3" draw:layer="layout" svg:x1="11.16cm" svg:y1="14.333cm" svg:x2="11.267cm" svg:y2="14.18cm">
            <text:p/>
          </draw:line>
          <draw:frame draw:style-name="gr35" draw:text-style-name="P5" draw:layer="layout" svg:width="0.221cm" svg:height="0.433cm" draw:transform="rotate (-0.592015682276477) translate (11.387cm 13.838cm)">
            <draw:text-box>
              <text:p text:style-name="P4"><text:span text:style-name="T1">80</text:span></text:p>
              <text:p text:style-name="P4"><text:span text:style-name="T1">100</text:span></text:p>
            </draw:text-box>
          </draw:frame>
          <draw:line draw:style-name="gr36" draw:text-style-name="P3" draw:layer="layout" svg:x1="11.201cm" svg:y1="13.771cm" svg:x2="11.276cm" svg:y2="13.605cm">
            <text:p/>
          </draw:line>
          <draw:line draw:style-name="gr37" draw:text-style-name="P3" draw:layer="layout" svg:x1="10.984cm" svg:y1="14.234cm" svg:x2="11.062cm" svg:y2="14.067cm">
            <text:p/>
          </draw:line>
          <draw:frame draw:style-name="gr38" draw:text-style-name="P6" draw:layer="layout" svg:width="0.197cm" svg:height="0.382cm" draw:transform="rotate (-0.43406338497099) translate (11.107cm 13.76cm)">
            <draw:text-box>
              <text:p text:style-name="P4"><text:span text:style-name="T2">90</text:span></text:p>
            </draw:text-box>
          </draw:frame>
          <draw:line draw:style-name="gr39" draw:text-style-name="P3" draw:layer="layout" svg:x1="11.999cm" svg:y1="15.972cm" svg:x2="12.164cm" svg:y2="16.049cm">
            <text:p/>
          </draw:line>
          <draw:line draw:style-name="gr40" draw:text-style-name="P3" draw:layer="layout" svg:x1="11.541cm" svg:y1="15.757cm" svg:x2="11.706cm" svg:y2="15.836cm">
            <text:p/>
          </draw:line>
          <draw:frame draw:style-name="gr41" draw:text-style-name="P5" draw:layer="layout" svg:width="0.223cm" svg:height="0.433cm" draw:transform="rotate (-2.0017181191123) translate (12.068cm 15.9cm)">
            <draw:text-box>
              <text:p text:style-name="P4"><text:span text:style-name="T1">0</text:span></text:p>
              <text:p text:style-name="P4"><text:span text:style-name="T1">180</text:span></text:p>
            </draw:text-box>
          </draw:frame>
          <draw:line draw:style-name="gr42" draw:text-style-name="P3" draw:layer="layout" svg:x1="8.999cm" svg:y1="14.573cm" svg:x2="8.834cm" svg:y2="14.494cm">
            <text:p/>
          </draw:line>
          <draw:line draw:style-name="gr43" draw:text-style-name="P3" draw:layer="layout" svg:x1="9.459cm" svg:y1="14.781cm" svg:x2="9.292cm" svg:y2="14.703cm">
            <text:p/>
          </draw:line>
          <draw:frame draw:style-name="gr44" draw:text-style-name="P5" draw:layer="layout" svg:width="0.223cm" svg:height="0.433cm" draw:transform="rotate (1.13324228331992) translate (8.934cm 14.637cm)">
            <draw:text-box>
              <text:p text:style-name="P4"><text:span text:style-name="T1">180</text:span></text:p>
              <text:p text:style-name="P4"><text:span text:style-name="T1">0</text:span></text:p>
            </draw:text-box>
          </draw:frame>
          <draw:line draw:style-name="gr45" draw:text-style-name="P3" draw:layer="layout" svg:x1="9.146cm" svg:y1="14.323cm" svg:x2="8.996cm" svg:y2="14.217cm">
            <text:p/>
          </draw:line>
          <draw:line draw:style-name="gr46" draw:text-style-name="P3" draw:layer="layout" svg:x1="9.561cm" svg:y1="14.61cm" svg:x2="9.408cm" svg:y2="14.503cm">
            <text:p/>
          </draw:line>
          <draw:frame draw:style-name="gr47" draw:text-style-name="P5" draw:layer="layout" svg:width="0.225cm" svg:height="0.433cm" draw:transform="rotate (0.946317520431325) translate (9.068cm 14.383cm)">
            <draw:text-box>
              <text:p text:style-name="P4"><text:span text:style-name="T1">170</text:span></text:p>
              <text:p text:style-name="P4"><text:span text:style-name="T1">10</text:span></text:p>
            </draw:text-box>
          </draw:frame>
          <draw:line draw:style-name="gr48" draw:text-style-name="P3" draw:layer="layout" svg:x1="9.33cm" svg:y1="14.101cm" svg:x2="9.199cm" svg:y2="13.97cm">
            <text:p/>
          </draw:line>
          <draw:line draw:style-name="gr49" draw:text-style-name="P3" draw:layer="layout" svg:x1="9.683cm" svg:y1="14.462cm" svg:x2="9.553cm" svg:y2="14.33cm">
            <text:p/>
          </draw:line>
          <draw:frame draw:style-name="gr50" draw:text-style-name="P5" draw:layer="layout" svg:width="0.221cm" svg:height="0.433cm" draw:transform="rotate (0.790634151153431) translate (9.242cm 14.157cm)">
            <draw:text-box>
              <text:p text:style-name="P4"><text:span text:style-name="T1">160</text:span></text:p>
              <text:p text:style-name="P4"><text:span text:style-name="T1">20</text:span></text:p>
            </draw:text-box>
          </draw:frame>
          <draw:line draw:style-name="gr51" draw:text-style-name="P3" draw:layer="layout" svg:x1="9.551cm" svg:y1="13.912cm" svg:x2="9.445cm" svg:y2="13.762cm">
            <text:p/>
          </draw:line>
          <draw:line draw:style-name="gr52" draw:text-style-name="P3" draw:layer="layout" svg:x1="9.842cm" svg:y1="14.333cm" svg:x2="9.737cm" svg:y2="14.18cm">
            <text:p/>
          </draw:line>
          <draw:frame draw:style-name="gr53" draw:text-style-name="P5" draw:layer="layout" svg:width="0.223cm" svg:height="0.433cm" draw:transform="rotate (0.608247244320024) translate (9.459cm 13.951cm)">
            <draw:text-box>
              <text:p text:style-name="P4"><text:span text:style-name="T1">150</text:span></text:p>
              <text:p text:style-name="P4"><text:span text:style-name="T1">30</text:span></text:p>
            </draw:text-box>
          </draw:frame>
          <draw:line draw:style-name="gr54" draw:text-style-name="P3" draw:layer="layout" svg:x1="9.806cm" svg:y1="13.77cm" svg:x2="9.728cm" svg:y2="13.605cm">
            <text:p/>
          </draw:line>
          <draw:line draw:style-name="gr55" draw:text-style-name="P3" draw:layer="layout" svg:x1="10.013cm" svg:y1="14.234cm" svg:x2="9.939cm" svg:y2="14.067cm">
            <text:p/>
          </draw:line>
          <draw:frame draw:style-name="gr56" draw:text-style-name="P5" draw:layer="layout" svg:width="0.223cm" svg:height="0.433cm" draw:transform="rotate (0.4309217923174) translate (9.703cm 13.785cm)">
            <draw:text-box>
              <text:p text:style-name="P4"><text:span text:style-name="T1">140</text:span></text:p>
              <text:p text:style-name="P4"><text:span text:style-name="T1">40</text:span></text:p>
            </draw:text-box>
          </draw:frame>
          <draw:line draw:style-name="gr57" draw:text-style-name="P3" draw:layer="layout" svg:x1="10.355cm" svg:y1="13.624cm" svg:x2="10.338cm" svg:y2="13.441cm">
            <text:p/>
          </draw:line>
          <draw:line draw:style-name="gr58" draw:text-style-name="P3" draw:layer="layout" svg:x1="10.402cm" svg:y1="14.124cm" svg:x2="10.386cm" svg:y2="13.941cm">
            <text:p/>
          </draw:line>
          <draw:frame draw:style-name="gr59" draw:text-style-name="P5" draw:layer="layout" svg:width="0.223cm" svg:height="0.433cm" draw:transform="rotate (0.0959931088596881) translate (10.265cm 13.605cm)">
            <draw:text-box>
              <text:p text:style-name="P4"><text:span text:style-name="T1">120</text:span></text:p>
              <text:p text:style-name="P4"><text:span text:style-name="T1">60</text:span></text:p>
            </draw:text-box>
          </draw:frame>
          <draw:line draw:style-name="gr60" draw:text-style-name="P3" draw:layer="layout" svg:x1="10.647cm" svg:y1="13.623cm" svg:x2="10.664cm" svg:y2="13.441cm">
            <text:p/>
          </draw:line>
          <draw:line draw:style-name="gr61" draw:text-style-name="P3" draw:layer="layout" svg:x1="10.599cm" svg:y1="14.124cm" svg:x2="10.614cm" svg:y2="13.941cm">
            <text:p/>
          </draw:line>
          <draw:frame draw:style-name="gr62" draw:text-style-name="P5" draw:layer="layout" svg:width="0.221cm" svg:height="0.433cm" draw:transform="rotate (-0.0879645943005143) translate (10.556cm 13.596cm)">
            <draw:text-box>
              <text:p text:style-name="P4"><text:span text:style-name="T1">110</text:span></text:p>
              <text:p text:style-name="P4"><text:span text:style-name="T1">70</text:span></text:p>
            </draw:text-box>
          </draw:frame>
          <draw:line draw:style-name="gr63" draw:text-style-name="P3" draw:layer="layout" svg:x1="10.93cm" svg:y1="13.679cm" svg:x2="10.978cm" svg:y2="13.501cm">
            <text:p/>
          </draw:line>
          <draw:line draw:style-name="gr64" draw:text-style-name="P3" draw:layer="layout" svg:x1="10.799cm" svg:y1="14.165cm" svg:x2="10.847cm" svg:y2="13.986cm">
            <text:p/>
          </draw:line>
          <draw:frame draw:style-name="gr65" draw:text-style-name="P5" draw:layer="layout" svg:width="0.223cm" svg:height="0.433cm" draw:transform="rotate (-0.245044226980004) translate (10.846cm 13.633cm)">
            <draw:text-box>
              <text:p text:style-name="P4"><text:span text:style-name="T1">100</text:span></text:p>
              <text:p text:style-name="P4"><text:span text:style-name="T1">80</text:span></text:p>
            </draw:text-box>
          </draw:frame>
          <draw:line draw:style-name="gr66" draw:text-style-name="P7" draw:layer="layout" svg:x1="11.059cm" svg:y1="13.212cm" svg:x2="10.502cm" svg:y2="15.273cm">
            <text:p/>
          </draw:line>
          <draw:line draw:style-name="gr67" draw:text-style-name="P7" draw:layer="layout" svg:x1="10.502cm" svg:y1="15.272cm" svg:x2="12.377cm" svg:y2="16.146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adornments="Roman" style:font-family-generic="swiss" style:font-pitch="variable"/>
    <style:font-face style:name="Arial Unicode MS" svg:font-family="'Arial Unicode M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2642" draw:display-name="Dashed (var) 2642" draw:style="rect" draw:dots1="1" draw:dots1-length="0.006cm" draw:dots2="1" draw:dots2-length="0.006cm" draw:distance="0.006cm"/>
    <draw:stroke-dash draw:name="Dashed_20__28_var_29__20_2643" draw:display-name="Dashed (var) 2643" draw:style="rect" draw:dots1="1" draw:dots1-length="0.006cm" draw:dots2="1" draw:dots2-length="0.006cm" draw:distance="0.006cm"/>
    <draw:stroke-dash draw:name="Dashed_20__28_var_29__20_2644" draw:display-name="Dashed (var) 2644" draw:style="rect" draw:dots1="1" draw:dots1-length="0.006cm" draw:dots2="1" draw:dots2-length="0.006cm" draw:distance="0.006cm"/>
    <draw:stroke-dash draw:name="Dashed_20__28_var_29__20_2645" draw:display-name="Dashed (var) 2645" draw:style="rect" draw:dots1="1" draw:dots1-length="0.006cm" draw:dots2="1" draw:dots2-length="0.006cm" draw:distance="0.006cm"/>
    <draw:stroke-dash draw:name="Dashed_20__28_var_29__20_2646" draw:display-name="Dashed (var) 2646" draw:style="rect" draw:dots1="1" draw:dots1-length="0.006cm" draw:dots2="1" draw:dots2-length="0.006cm" draw:distance="0.006cm"/>
    <draw:stroke-dash draw:name="Dashed_20__28_var_29__20_2647" draw:display-name="Dashed (var) 2647" draw:style="rect" draw:dots1="1" draw:dots1-length="0.006cm" draw:dots2="1" draw:dots2-length="0.006cm" draw:distance="0.006cm"/>
    <draw:stroke-dash draw:name="Dashed_20__28_var_29__20_2648" draw:display-name="Dashed (var) 2648" draw:style="rect" draw:dots1="1" draw:dots1-length="0.006cm" draw:dots2="1" draw:dots2-length="0.006cm" draw:distance="0.006cm"/>
    <draw:stroke-dash draw:name="Dashed_20__28_var_29__20_2649" draw:display-name="Dashed (var) 2649" draw:style="rect" draw:dots1="1" draw:dots1-length="0.001cm" draw:dots2="1" draw:dots2-length="0.001cm" draw:distance="0.001cm"/>
    <draw:stroke-dash draw:name="Dashed_20__28_var_29__20_2650" draw:display-name="Dashed (var) 2650" draw:style="rect" draw:dots1="1" draw:dots1-length="0.001cm" draw:dots2="1" draw:dots2-length="0.001cm" draw:distance="0.001cm"/>
    <draw:stroke-dash draw:name="Dashed_20__28_var_29__20_2651" draw:display-name="Dashed (var) 2651" draw:style="rect" draw:dots1="1" draw:dots1-length="0.001cm" draw:dots2="1" draw:dots2-length="0.001cm" draw:distance="0.001cm"/>
    <draw:stroke-dash draw:name="Dashed_20__28_var_29__20_2652" draw:display-name="Dashed (var) 2652" draw:style="rect" draw:dots1="1" draw:dots1-length="0.001cm" draw:dots2="1" draw:dots2-length="0.001cm" draw:distance="0.001cm"/>
    <draw:stroke-dash draw:name="Dashed_20__28_var_29__20_2653" draw:display-name="Dashed (var) 2653" draw:style="rect" draw:dots1="1" draw:dots1-length="0.001cm" draw:dots2="1" draw:dots2-length="0.001cm" draw:distance="0.001cm"/>
    <draw:stroke-dash draw:name="Dashed_20__28_var_29__20_2654" draw:display-name="Dashed (var) 2654" draw:style="rect" draw:dots1="1" draw:dots1-length="0.001cm" draw:dots2="1" draw:dots2-length="0.001cm" draw:distance="0.001cm"/>
    <draw:stroke-dash draw:name="Dashed_20__28_var_29__20_2655" draw:display-name="Dashed (var) 2655" draw:style="rect" draw:dots1="1" draw:dots1-length="0.001cm" draw:dots2="1" draw:dots2-length="0.001cm" draw:distance="0.001cm"/>
    <draw:stroke-dash draw:name="Dashed_20__28_var_29__20_2656" draw:display-name="Dashed (var) 2656" draw:style="rect" draw:dots1="1" draw:dots1-length="0.001cm" draw:dots2="1" draw:dots2-length="0.001cm" draw:distance="0.001cm"/>
    <draw:stroke-dash draw:name="Dashed_20__28_var_29__20_2657" draw:display-name="Dashed (var) 2657" draw:style="rect" draw:dots1="1" draw:dots1-length="0.001cm" draw:dots2="1" draw:dots2-length="0.001cm" draw:distance="0.001cm"/>
    <draw:stroke-dash draw:name="Dashed_20__28_var_29__20_2658" draw:display-name="Dashed (var) 2658" draw:style="rect" draw:dots1="1" draw:dots1-length="0.001cm" draw:dots2="1" draw:dots2-length="0.001cm" draw:distance="0.001cm"/>
    <draw:stroke-dash draw:name="Dashed_20__28_var_29__20_2659" draw:display-name="Dashed (var) 2659" draw:style="rect" draw:dots1="1" draw:dots1-length="0.001cm" draw:dots2="1" draw:dots2-length="0.001cm" draw:distance="0.001cm"/>
    <draw:stroke-dash draw:name="Dashed_20__28_var_29__20_2660" draw:display-name="Dashed (var) 2660" draw:style="rect" draw:dots1="1" draw:dots1-length="0.001cm" draw:dots2="1" draw:dots2-length="0.001cm" draw:distance="0.001cm"/>
    <draw:stroke-dash draw:name="Dashed_20__28_var_29__20_2661" draw:display-name="Dashed (var) 2661" draw:style="rect" draw:dots1="1" draw:dots1-length="0.001cm" draw:dots2="1" draw:dots2-length="0.001cm" draw:distance="0.001cm"/>
    <draw:stroke-dash draw:name="Dashed_20__28_var_29__20_2662" draw:display-name="Dashed (var) 2662" draw:style="rect" draw:dots1="1" draw:dots1-length="0.001cm" draw:dots2="1" draw:dots2-length="0.001cm" draw:distance="0.001cm"/>
    <draw:stroke-dash draw:name="Dashed_20__28_var_29__20_2663" draw:display-name="Dashed (var) 2663" draw:style="rect" draw:dots1="1" draw:dots1-length="0.001cm" draw:dots2="1" draw:dots2-length="0.001cm" draw:distance="0.001cm"/>
    <draw:stroke-dash draw:name="Dashed_20__28_var_29__20_2664" draw:display-name="Dashed (var) 2664" draw:style="rect" draw:dots1="1" draw:dots1-length="0.001cm" draw:dots2="1" draw:dots2-length="0.001cm" draw:distance="0.001cm"/>
    <draw:stroke-dash draw:name="Dashed_20__28_var_29__20_2665" draw:display-name="Dashed (var) 2665" draw:style="rect" draw:dots1="1" draw:dots1-length="0.001cm" draw:dots2="1" draw:dots2-length="0.001cm" draw:distance="0.001cm"/>
    <draw:stroke-dash draw:name="Dashed_20__28_var_29__20_2666" draw:display-name="Dashed (var) 2666" draw:style="rect" draw:dots1="1" draw:dots1-length="0.001cm" draw:dots2="1" draw:dots2-length="0.001cm" draw:distance="0.001cm"/>
    <draw:stroke-dash draw:name="Dashed_20__28_var_29__20_2667" draw:display-name="Dashed (var) 2667" draw:style="rect" draw:dots1="1" draw:dots1-length="0.001cm" draw:dots2="1" draw:dots2-length="0.001cm" draw:distance="0.001cm"/>
    <draw:stroke-dash draw:name="Dashed_20__28_var_29__20_2668" draw:display-name="Dashed (var) 2668" draw:style="rect" draw:dots1="1" draw:dots1-length="0.001cm" draw:dots2="1" draw:dots2-length="0.001cm" draw:distance="0.001cm"/>
    <draw:stroke-dash draw:name="Dashed_20__28_var_29__20_2669" draw:display-name="Dashed (var) 2669" draw:style="rect" draw:dots1="1" draw:dots1-length="0.001cm" draw:dots2="1" draw:dots2-length="0.001cm" draw:distance="0.001cm"/>
    <draw:stroke-dash draw:name="Dashed_20__28_var_29__20_2670" draw:display-name="Dashed (var) 2670" draw:style="rect" draw:dots1="1" draw:dots1-length="0.001cm" draw:dots2="1" draw:dots2-length="0.001cm" draw:distance="0.001cm"/>
    <draw:stroke-dash draw:name="Dashed_20__28_var_29__20_2671" draw:display-name="Dashed (var) 2671" draw:style="rect" draw:dots1="1" draw:dots1-length="0.001cm" draw:dots2="1" draw:dots2-length="0.001cm" draw:distance="0.001cm"/>
    <draw:stroke-dash draw:name="Dashed_20__28_var_29__20_2672" draw:display-name="Dashed (var) 2672" draw:style="rect" draw:dots1="1" draw:dots1-length="0.001cm" draw:dots2="1" draw:dots2-length="0.001cm" draw:distance="0.001cm"/>
    <draw:stroke-dash draw:name="Dashed_20__28_var_29__20_2673" draw:display-name="Dashed (var) 2673" draw:style="rect" draw:dots1="1" draw:dots1-length="0.001cm" draw:dots2="1" draw:dots2-length="0.001cm" draw:distance="0.001cm"/>
    <draw:stroke-dash draw:name="Dashed_20__28_var_29__20_2674" draw:display-name="Dashed (var) 2674" draw:style="rect" draw:dots1="1" draw:dots1-length="0.001cm" draw:dots2="1" draw:dots2-length="0.001cm" draw:distance="0.001cm"/>
    <draw:stroke-dash draw:name="Dashed_20__28_var_29__20_2675" draw:display-name="Dashed (var) 2675" draw:style="rect" draw:dots1="1" draw:dots1-length="0.001cm" draw:dots2="1" draw:dots2-length="0.001cm" draw:distance="0.001cm"/>
    <draw:stroke-dash draw:name="Dashed_20__28_var_29__20_2676" draw:display-name="Dashed (var) 2676" draw:style="rect" draw:dots1="1" draw:dots1-length="0.001cm" draw:dots2="1" draw:dots2-length="0.001cm" draw:distance="0.001cm"/>
    <draw:stroke-dash draw:name="Dashed_20__28_var_29__20_2677" draw:display-name="Dashed (var) 2677" draw:style="rect" draw:dots1="1" draw:dots1-length="0.001cm" draw:dots2="1" draw:dots2-length="0.001cm" draw:distance="0.001cm"/>
    <draw:stroke-dash draw:name="Dashed_20__28_var_29__20_2678" draw:display-name="Dashed (var) 2678" draw:style="rect" draw:dots1="1" draw:dots1-length="0.001cm" draw:dots2="1" draw:dots2-length="0.001cm" draw:distance="0.001cm"/>
    <draw:stroke-dash draw:name="Dashed_20__28_var_29__20_2679" draw:display-name="Dashed (var) 2679" draw:style="rect" draw:dots1="1" draw:dots1-length="0.001cm" draw:dots2="1" draw:dots2-length="0.001cm" draw:distance="0.001cm"/>
    <draw:stroke-dash draw:name="Dashed_20__28_var_29__20_2680" draw:display-name="Dashed (var) 2680" draw:style="rect" draw:dots1="1" draw:dots1-length="0.001cm" draw:dots2="1" draw:dots2-length="0.001cm" draw:distance="0.001cm"/>
    <draw:stroke-dash draw:name="Dashed_20__28_var_29__20_2681" draw:display-name="Dashed (var) 2681" draw:style="rect" draw:dots1="1" draw:dots1-length="0.001cm" draw:dots2="1" draw:dots2-length="0.001cm" draw:distance="0.001cm"/>
    <draw:stroke-dash draw:name="Dashed_20__28_var_29__20_2682" draw:display-name="Dashed (var) 2682" draw:style="rect" draw:dots1="1" draw:dots1-length="0.001cm" draw:dots2="1" draw:dots2-length="0.001cm" draw:distance="0.001cm"/>
    <draw:stroke-dash draw:name="Dashed_20__28_var_29__20_2683" draw:display-name="Dashed (var) 2683" draw:style="rect" draw:dots1="1" draw:dots1-length="0.001cm" draw:dots2="1" draw:dots2-length="0.001cm" draw:distance="0.001cm"/>
    <draw:stroke-dash draw:name="Dashed_20__28_var_29__20_2684" draw:display-name="Dashed (var) 2684" draw:style="rect" draw:dots1="1" draw:dots1-length="0.001cm" draw:dots2="1" draw:dots2-length="0.001cm" draw:distance="0.001cm"/>
    <draw:stroke-dash draw:name="Dashed_20__28_var_29__20_2685" draw:display-name="Dashed (var) 2685" draw:style="rect" draw:dots1="1" draw:dots1-length="0.001cm" draw:dots2="1" draw:dots2-length="0.001cm" draw:distance="0.001cm"/>
    <draw:stroke-dash draw:name="Dashed_20__28_var_29__20_2686" draw:display-name="Dashed (var) 2686" draw:style="rect" draw:dots1="1" draw:dots1-length="0.001cm" draw:dots2="1" draw:dots2-length="0.001cm" draw:distance="0.001cm"/>
    <draw:stroke-dash draw:name="Dashed_20__28_var_29__20_2687" draw:display-name="Dashed (var) 2687" draw:style="rect" draw:dots1="1" draw:dots1-length="0.001cm" draw:dots2="1" draw:dots2-length="0.001cm" draw:distance="0.001cm"/>
    <draw:stroke-dash draw:name="Dashed_20__28_var_29__20_2688" draw:display-name="Dashed (var) 2688" draw:style="rect" draw:dots1="1" draw:dots1-length="0.001cm" draw:dots2="1" draw:dots2-length="0.001cm" draw:distance="0.001cm"/>
    <draw:stroke-dash draw:name="Dashed_20__28_var_29__20_2689" draw:display-name="Dashed (var) 2689" draw:style="rect" draw:dots1="1" draw:dots1-length="0.001cm" draw:dots2="1" draw:dots2-length="0.001cm" draw:distance="0.001cm"/>
    <draw:stroke-dash draw:name="Dashed_20__28_var_29__20_2690" draw:display-name="Dashed (var) 2690" draw:style="rect" draw:dots1="1" draw:dots1-length="0.001cm" draw:dots2="1" draw:dots2-length="0.001cm" draw:distance="0.001cm"/>
    <draw:stroke-dash draw:name="Dashed_20__28_var_29__20_2691" draw:display-name="Dashed (var) 2691" draw:style="rect" draw:dots1="1" draw:dots1-length="0.001cm" draw:dots2="1" draw:dots2-length="0.001cm" draw:distance="0.001cm"/>
    <draw:stroke-dash draw:name="Dashed_20__28_var_29__20_2692" draw:display-name="Dashed (var) 2692" draw:style="rect" draw:dots1="1" draw:dots1-length="0.001cm" draw:dots2="1" draw:dots2-length="0.001cm" draw:distance="0.001cm"/>
    <draw:stroke-dash draw:name="Dashed_20__28_var_29__20_2693" draw:display-name="Dashed (var) 2693" draw:style="rect" draw:dots1="1" draw:dots1-length="0.001cm" draw:dots2="1" draw:dots2-length="0.001cm" draw:distance="0.001cm"/>
    <draw:stroke-dash draw:name="Dashed_20__28_var_29__20_2694" draw:display-name="Dashed (var) 2694" draw:style="rect" draw:dots1="1" draw:dots1-length="0.001cm" draw:dots2="1" draw:dots2-length="0.001cm" draw:distance="0.001cm"/>
    <draw:stroke-dash draw:name="Dashed_20__28_var_29__20_2695" draw:display-name="Dashed (var) 2695" draw:style="rect" draw:dots1="1" draw:dots1-length="0.001cm" draw:dots2="1" draw:dots2-length="0.001cm" draw:distance="0.001cm"/>
    <draw:stroke-dash draw:name="Dashed_20__28_var_29__20_2696" draw:display-name="Dashed (var) 2696" draw:style="rect" draw:dots1="1" draw:dots1-length="0.001cm" draw:dots2="1" draw:dots2-length="0.001cm" draw:distance="0.001cm"/>
    <draw:stroke-dash draw:name="Dashed_20__28_var_29__20_2697" draw:display-name="Dashed (var) 2697" draw:style="rect" draw:dots1="1" draw:dots1-length="0.001cm" draw:dots2="1" draw:dots2-length="0.001cm" draw:distance="0.001cm"/>
    <draw:stroke-dash draw:name="Dashed_20__28_var_29__20_2698" draw:display-name="Dashed (var) 2698" draw:style="rect" draw:dots1="1" draw:dots1-length="0.001cm" draw:dots2="1" draw:dots2-length="0.001cm" draw:distance="0.001cm"/>
    <draw:stroke-dash draw:name="Dashed_20__28_var_29__20_2699" draw:display-name="Dashed (var) 2699" draw:style="rect" draw:dots1="1" draw:dots1-length="0.001cm" draw:dots2="1" draw:dots2-length="0.001cm" draw:distance="0.001cm"/>
    <draw:stroke-dash draw:name="Dashed_20__28_var_29__20_2700" draw:display-name="Dashed (var) 2700" draw:style="rect" draw:dots1="1" draw:dots1-length="0.001cm" draw:dots2="1" draw:dots2-length="0.001cm" draw:distance="0.001cm"/>
    <draw:stroke-dash draw:name="Dashed_20__28_var_29__20_2701" draw:display-name="Dashed (var) 2701" draw:style="rect" draw:dots1="1" draw:dots1-length="0.001cm" draw:dots2="1" draw:dots2-length="0.001cm" draw:distance="0.001cm"/>
    <draw:stroke-dash draw:name="Dashed_20__28_var_29__20_2702" draw:display-name="Dashed (var) 2702" draw:style="rect" draw:dots1="1" draw:dots1-length="0.001cm" draw:dots2="1" draw:dots2-length="0.001cm" draw:distance="0.001cm"/>
    <draw:stroke-dash draw:name="Dashed_20__28_var_29__20_2703" draw:display-name="Dashed (var) 2703" draw:style="rect" draw:dots1="1" draw:dots1-length="0.001cm" draw:dots2="1" draw:dots2-length="0.001cm" draw:distance="0.001cm"/>
    <draw:stroke-dash draw:name="Dashed_20__28_var_29__20_2704" draw:display-name="Dashed (var) 2704" draw:style="rect" draw:dots1="1" draw:dots1-length="0.001cm" draw:dots2="1" draw:dots2-length="0.001cm" draw:distance="0.001cm"/>
    <draw:stroke-dash draw:name="Dashed_20__28_var_29__20_2705" draw:display-name="Dashed (var) 2705" draw:style="rect" draw:dots1="1" draw:dots1-length="0.001cm" draw:dots2="1" draw:dots2-length="0.001cm" draw:distance="0.001cm"/>
    <draw:stroke-dash draw:name="Dashed_20__28_var_29__20_2706" draw:display-name="Dashed (var) 2706" draw:style="rect" draw:dots1="1" draw:dots1-length="0.006cm" draw:dots2="1" draw:dots2-length="0.006cm" draw:distance="0.006cm"/>
    <draw:stroke-dash draw:name="Dashed_20__28_var_29__20_2707" draw:display-name="Dashed (var) 2707" draw:style="rect" draw:dots1="1" draw:dots1-length="0.006cm" draw:dots2="1" draw:dots2-length="0.006cm" draw:distance="0.006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9T16:10:46.291454798</meta:creation-date>
    <dc:date>2018-02-09T16:11:06.328916894</dc:date>
    <meta:editing-duration>PT20S</meta:editing-duration>
    <meta:editing-cycles>1</meta:editing-cycles>
    <meta:document-statistic meta:object-count="68"/>
    <meta:generator>LibreOffice/6.0.0.3$MacOSX_X86_64 LibreOffice_project/64a0f66915f38c6217de274f0aa8e15618924765</meta:generator>
  </office:meta>
</office:document-meta>
</file>